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-color="#ffffff"/>
      <style:paragraph-properties fo:margin-left="0.7638in" fo:margin-right="0in" fo:margin-top="0.0256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paragraph-rsid="00105be2"/>
    </style:style>
    <style:style style:name="P2" style:family="paragraph" style:parent-style-name="Standard">
      <loext:graphic-properties draw:fill-color="#ffffff"/>
      <style:paragraph-properties fo:margin-left="0.7638in" fo:margin-right="0in" fo:margin-top="0.0256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officeooo:paragraph-rsid="00105be2"/>
    </style:style>
    <style:style style:name="P3" style:family="paragraph" style:parent-style-name="Standard">
      <loext:graphic-properties draw:fill-color="#ffffff"/>
      <style:paragraph-properties fo:margin-left="0.0118in" fo:margin-right="0in" fo:margin-top="0.2291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paragraph-rsid="00105be2"/>
    </style:style>
    <style:style style:name="P4" style:family="paragraph" style:parent-style-name="Standard">
      <loext:graphic-properties draw:fill-color="#ffffff"/>
      <style:paragraph-properties fo:margin-left="0.2638in" fo:margin-right="0in" fo:margin-top="0.0256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paragraph-rsid="00105be2"/>
    </style:style>
    <style:style style:name="P5" style:family="paragraph" style:parent-style-name="Standard">
      <loext:graphic-properties draw:fill-color="#ffffff"/>
      <style:paragraph-properties fo:margin-left="0.2638in" fo:margin-right="0in" fo:margin-top="0.4665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paragraph-rsid="00105be2"/>
    </style:style>
    <style:style style:name="P6" style:family="paragraph" style:parent-style-name="Standard">
      <loext:graphic-properties draw:fill-color="#ffffff"/>
      <style:paragraph-properties fo:margin-left="0.2638in" fo:margin-right="0in" fo:margin-top="0.245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paragraph-rsid="00105be2"/>
    </style:style>
    <style:style style:name="P7" style:family="paragraph" style:parent-style-name="Standard">
      <loext:graphic-properties draw:fill-color="#ffffff"/>
      <style:paragraph-properties fo:margin-left="0.2638in" fo:margin-right="0in" fo:margin-top="0.2252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paragraph-rsid="00105be2"/>
    </style:style>
    <style:style style:name="P8" style:family="paragraph" style:parent-style-name="Standard">
      <loext:graphic-properties draw:fill-color="#ffffff"/>
      <style:paragraph-properties fo:margin-left="0in" fo:margin-right="0in" fo:margin-top="0.0256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officeooo:paragraph-rsid="00105be2"/>
    </style:style>
    <style:style style:name="P9" style:family="paragraph" style:parent-style-name="Standard">
      <loext:graphic-properties draw:fill-color="#ffffff"/>
      <style:paragraph-properties fo:margin-left="0in" fo:margin-right="0in" fo:margin-top="0.0256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officeooo:paragraph-rsid="00125d6d"/>
    </style:style>
    <style:style style:name="P10" style:family="paragraph" style:parent-style-name="Standard">
      <loext:graphic-properties draw:fill-color="#ffffff"/>
      <style:paragraph-properties fo:margin-left="0in" fo:margin-right="0in" fo:margin-top="0.0256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officeooo:paragraph-rsid="0012bfc2"/>
    </style:style>
    <style:style style:name="P11" style:family="paragraph" style:parent-style-name="Standard">
      <loext:graphic-properties draw:fill-color="#ffffff"/>
      <style:paragraph-properties fo:margin-left="0in" fo:margin-right="0in" fo:margin-top="0.0256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officeooo:rsid="00105be2" officeooo:paragraph-rsid="00105be2"/>
    </style:style>
    <style:style style:name="P12" style:family="paragraph" style:parent-style-name="Standard">
      <loext:graphic-properties draw:fill-color="#ffffff"/>
      <style:paragraph-properties fo:margin-left="0in" fo:margin-right="0in" fo:margin-top="0.0256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officeooo:rsid="0010eee8" officeooo:paragraph-rsid="00125d6d"/>
    </style:style>
    <style:style style:name="P13" style:family="paragraph" style:parent-style-name="Standard">
      <loext:graphic-properties draw:fill-color="#ffffff"/>
      <style:paragraph-properties fo:margin-left="0in" fo:margin-right="0in" fo:margin-top="0.0256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officeooo:rsid="0015f1ca" officeooo:paragraph-rsid="0015f1ca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10eee8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125d6d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12bfc2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142cc9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1607f3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2pt" style:text-underline-style="none" fo:font-weight="normal" officeooo:rsid="0012bfc2" fo:background-color="transparent" loext:char-shading-value="0" style:font-name-asian="Arial1" style:font-size-asian="12pt" style:font-weight-asian="normal" style:font-name-complex="Arial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List of sensors </text:span></text:p>
      <text:p text:style-name="P4"><text:span text:style-name="T1">● Cameras </text:span></text:p>
      <text:p text:style-name="P1"><text:span text:style-name="T1">○ Model: Foxeer Arrow Mini Pro FPV </text:span></text:p>
      <text:p text:style-name="P1"><text:span text:style-name="T1">○ Status: On FRED Jr. </text:span></text:p>
      <text:p text:style-name="P1"><text:span text:style-name="T1">○ Code: None required </text:span></text:p>
      <text:p text:style-name="P1"><text:span text:style-name="T1">○ Operational: Yes </text:span></text:p>
      <text:p text:style-name="P11"><text:span text:style-name="T1">Aailable SDK: <text:s/></text:span><text:a xlink:type="simple" xlink:href="http://download.foxeer.com/mini/Arrow%20mini%20micro%20Manual.pdf" text:style-name="Internet_20_link" text:visited-style-name="Visited_20_Internet_20_Link">http://download.foxeer.com/mini/Arrow%20mini%20micro%20Manual.pdf</text:a><text:span text:style-name="T1"> </text:span></text:p>
      <text:p text:style-name="P5"><text:span text:style-name="T1">● Temperature probe </text:span></text:p>
      <text:p text:style-name="P1"><text:span text:style-name="T1">○ Model: AM2315 </text:span></text:p>
      <text:p text:style-name="P1"><text:span text:style-name="T1">○ Status: Off FRED Jr. </text:span></text:p>
      <text:p text:style-name="P1"><text:span text:style-name="T1">○ Code: Test code written </text:span></text:p>
      <text:p text:style-name="P1"><text:span text:style-name="T1">○ Operational: No </text:span></text:p>
      <text:p text:style-name="P2"><text:span text:style-name="T1"/></text:p>
      <text:p text:style-name="P12"><text:span text:style-name="T3">Available Document</text:span><text:span text:style-name="T1">: </text:span><text:a xlink:type="simple" xlink:href="http://sopwith.ismellsmoke.net/wp-content/uploads/2014/03/PI-How-To-AM2315.pdf" text:style-name="Internet_20_link" text:visited-style-name="Visited_20_Internet_20_Link">http://sopwith.ismellsmoke.net/wp-content/uploads/2014/03/PI-How-To-AM2315.pdf</text:a><text:span text:style-name="T1"> </text:span><text:span text:style-name="T3">(</text:span><text:span text:style-name="T1">User Manual (</text:span><text:span text:style-name="T6">Step-by-step </text:span><text:span text:style-name="T1">Set-up Guide)</text:span><text:span text:style-name="T3">)</text:span></text:p>
      <text:p text:style-name="P5"><text:span text:style-name="T1">● Temperature/Humidity/Pressure breakout board </text:span></text:p>
      <text:p text:style-name="P1"><text:span text:style-name="T1">○ Model: BME180 </text:span></text:p>
      <text:p text:style-name="P1"><text:span text:style-name="T1">○ Status: Unknown </text:span></text:p>
      <text:p text:style-name="P1"><text:span text:style-name="T1">○ Code: Test code written </text:span></text:p>
      <text:p text:style-name="P1"><text:span text:style-name="T1">○ Operational: No </text:span></text:p>
      <text:p text:style-name="P2"><text:span text:style-name="T1"/></text:p>
      <text:p text:style-name="P9"><text:span text:style-name="T3">Available Document</text:span><text:span text:style-name="T2">: </text:span><text:a xlink:type="simple" xlink:href="http://cactus.io/hookups/sensors/barometric/bme280/hookup-arduino-to-bme280-barometric-pressure-sensor" text:style-name="Internet_20_link" text:visited-style-name="Visited_20_Internet_20_Link">http://cactus.io/hookups/sensors/barometric/bme280/hookup-arduino-to-bme280-barometric-pressure-sensor</text:a><text:span text:style-name="T1"> </text:span></text:p>
      <text:p text:style-name="P13"><text:span text:style-name="T1">Github Software: </text:span><text:a xlink:type="simple" xlink:href="https://github.com/search?q=user%3ABoschSensortec+BME180" text:style-name="Internet_20_link" text:visited-style-name="Visited_20_Internet_20_Link">https://github.com/search?q=user%3ABoschSensortec+BME180</text:a><text:span text:style-name="T1"> </text:span></text:p>
      <text:p text:style-name="P5"><text:span text:style-name="T1">● Light (UV) sensor </text:span></text:p>
      <text:p text:style-name="P1"><text:span text:style-name="T1">○ Model: VEML 6070 </text:span></text:p>
      <text:p text:style-name="P1"><text:span text:style-name="T1">○ Status: On FRED Jr. </text:span></text:p>
      <text:p text:style-name="P1"><text:span text:style-name="T1">○ Code: Test code written </text:span></text:p>
      <text:p text:style-name="P1"><text:span text:style-name="T1">○ Operational: No </text:span></text:p>
      <text:p text:style-name="P2"><text:span text:style-name="T1"/></text:p>
      <text:p text:style-name="P10"><text:span text:style-name="T3">Available Document</text:span><text:span text:style-name="T2">:</text:span></text:p>
      <text:p text:style-name="P8"><text:a xlink:type="simple" xlink:href="https://learn.adafruit.com/adafruit-veml6070-uv-light-sensor-breakout?view=all" text:style-name="Internet_20_link" text:visited-style-name="Visited_20_Internet_20_Link">https://learn.adafruit.com/adafruit-veml6070-uv-light-sensor-breakout?view=all</text:a><text:span text:style-name="T1"> </text:span></text:p>
      <text:p text:style-name="P8"><text:a xlink:type="simple" xlink:href="https://www.vishay.com/docs/84310/designingveml6070.pdf" text:style-name="Internet_20_link" text:visited-style-name="Visited_20_Internet_20_Link">https://www.vishay.com/docs/84310/designingveml6070.pdf</text:a><text:span text:style-name="T1"> </text:span></text:p>
      <text:p text:style-name="P6"><text:span text:style-name="T1">● pH sensor </text:span></text:p>
      <text:p text:style-name="P1"><text:span text:style-name="T1">○ Model: GAOHOU PH0-14 </text:span></text:p>
      <text:p text:style-name="P1"><text:soft-page-break/><text:span text:style-name="T1">○ Status: Off FRED Jr. </text:span></text:p>
      <text:p text:style-name="P1"><text:span text:style-name="T1">○ Code: Test code written </text:span></text:p>
      <text:p text:style-name="P1"><text:span text:style-name="T1">○ Operational: No</text:span></text:p>
      <text:p text:style-name="P2"><text:span text:style-name="T1"/></text:p>
      <text:p text:style-name="P10"><text:span text:style-name="T3">Available Document</text:span><text:span text:style-name="T2">:</text:span><text:span text:style-name="T4"> </text:span><text:a xlink:type="simple" xlink:href="https://create.arduino.cc/projecthub/infoelectorials/project-021-arduino-liquid-ph0-14-detection-sensor-project-a92093" text:style-name="Internet_20_link" text:visited-style-name="Visited_20_Internet_20_Link">https://create.arduino.cc/projecthub/infoelectorials/project-021-arduino-liquid-ph0-14-detection-sensor-project-a92093</text:a><text:span text:style-name="T1"> </text:span><text:span text:style-name="T4">(This is a </text:span><text:span text:style-name="T5">A</text:span><text:span text:style-name="T4">rduino project </text:span><text:span text:style-name="T5">for PH detection)</text:span></text:p>
      <text:p text:style-name="P8"><text:span text:style-name="T1"/></text:p>
      <text:p text:style-name="P7"><text:span text:style-name="T1">● Sonar sensor 1 </text:span></text:p>
      <text:p text:style-name="P1"><text:span text:style-name="T1">○ Model: Blue Robotics Ping </text:span></text:p>
      <text:p text:style-name="P1"><text:span text:style-name="T1">○ Status: Off FRED Jr. </text:span></text:p>
      <text:p text:style-name="P1"><text:span text:style-name="T1">○ Code: Test code written </text:span></text:p>
      <text:p text:style-name="P1"><text:span text:style-name="T1">○ Operational: No </text:span></text:p>
      <text:p text:style-name="P2"><text:span text:style-name="T1"/></text:p>
      <text:p text:style-name="P8"><text:span text:style-name="T4">Available Document: </text:span><text:a xlink:type="simple" xlink:href="https://docs.bluerobotics.com/ping-viewer/#linux" text:style-name="Internet_20_link" text:visited-style-name="Visited_20_Internet_20_Link">https://docs.bluerobotics.com/ping-viewer/#linux</text:a><text:span text:style-name="T1"> </text:span><text:span text:style-name="T4">(</text:span><text:bookmark text:name="ping-viewer-documentation"/><text:span text:style-name="Emphasis"><text:span text:style-name="T7">Ping Viewer: user interface for Blue Robotics Ping)</text:span></text:span></text:p>
      <text:p text:style-name="P2"><text:span text:style-name="T4"/></text:p>
      <text:p text:style-name="P6"><text:span text:style-name="T1">● Sonar sensor 2: </text:span></text:p>
      <text:p text:style-name="P1"><text:span text:style-name="T1">○ Model: Echologger ECT400 </text:span></text:p>
      <text:p text:style-name="P1"><text:span text:style-name="T1">○ Status: Off FRED Jr. </text:span></text:p>
      <text:p text:style-name="P1"><text:span text:style-name="T1">○ Code: Test code written </text:span></text:p>
      <text:p text:style-name="P1"><text:span text:style-name="T1">○ Operational: No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8T07:57:55.629527638</meta:creation-date>
    <dc:date>2021-04-28T08:42:43.209948237</dc:date>
    <meta:editing-duration>PT14M14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45" meta:word-count="188" meta:character-count="1658" meta:non-whitespace-character-count="1474"/>
  </office:meta>
</office:document-meta>
</file>